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c4d" officeooo:paragraph-rsid="0017ec4d"/>
    </style:style>
    <style:style style:name="P2" style:family="paragraph" style:parent-style-name="Standard">
      <style:text-properties fo:font-weight="bold" officeooo:rsid="0017ec4d" officeooo:paragraph-rsid="0017ec4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7ec4d" officeooo:paragraph-rsid="0017ec4d" style:font-weight-asian="bold" style:font-weight-complex="bold"/>
    </style:style>
    <style:style style:name="P4" style:family="paragraph" style:parent-style-name="Standard">
      <style:text-properties fo:font-weight="normal" officeooo:rsid="001ac391" officeooo:paragraph-rsid="001ac391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officeooo:rsid="0017ec4d" officeooo:paragraph-rsid="0017ec4d"/>
    </style:style>
    <style:style style:name="P6" style:family="paragraph" style:parent-style-name="Standard">
      <style:text-properties style:text-line-through-style="none" style:text-line-through-type="none" officeooo:rsid="00185270" officeooo:paragraph-rsid="00185270"/>
    </style:style>
    <style:style style:name="P7" style:family="paragraph" style:parent-style-name="Standard">
      <style:text-properties style:text-line-through-style="none" style:text-line-through-type="none" fo:font-weight="bold" officeooo:rsid="001ac391" officeooo:paragraph-rsid="001ac391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fo:font-weight="normal" officeooo:rsid="001ac391" officeooo:paragraph-rsid="001ac391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fo:font-weight="normal" officeooo:rsid="001c7f15" officeooo:paragraph-rsid="001ac391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fo:font-weight="normal" officeooo:rsid="001c8d20" officeooo:paragraph-rsid="001c8d20" style:font-weight-asian="normal" style:font-weight-complex="normal"/>
    </style:style>
    <style:style style:name="P11" style:family="paragraph" style:parent-style-name="Standard">
      <style:text-properties style:text-line-through-style="none" style:text-line-through-type="none" fo:font-weight="normal" officeooo:rsid="001e36ac" officeooo:paragraph-rsid="001e36ac" style:font-weight-asian="normal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c7f15"/>
    </style:style>
    <style:style style:name="T4" style:family="text">
      <style:text-properties officeooo:rsid="00185270"/>
    </style:style>
    <style:style style:name="T5" style:family="text">
      <style:text-properties officeooo:rsid="002073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6</text:p>
      <text:p text:style-name="P1"/>
      <text:p text:style-name="P3">Método de Khale<text:span text:style-name="T4">t</text:span>sky:</text:p>
      <text:p text:style-name="P1"/>
      <text:p text:style-name="P1">A . X = B</text:p>
      <text:p text:style-name="P1"/>
      <text:p text:style-name="P1">A→ matriz dos coeficientes</text:p>
      <text:p text:style-name="P1">X → matriz das incognitas</text:p>
      <text:p text:style-name="P1">B → matriz dos termos independentes</text:p>
      <text:p text:style-name="P1"/>
      <text:p text:style-name="P1">A = L U</text:p>
      <text:p text:style-name="P1"/>
      <text:p text:style-name="P2">Ex.:</text:p>
      <text:p text:style-name="P2"/>
      <text:p text:style-name="P1">A = [[1,1,1],[3,-1,2],[2,0,2]]</text:p>
      <text:p text:style-name="P1">X = [x,y,z]</text:p>
      <text:p text:style-name="P1">B = [8,-1,5]</text:p>
      <text:p text:style-name="P1"/>
      <text:p text:style-name="P1">L e U são construídas em simultaneas, ambas triangulares (uma superior e a outra inferior)</text:p>
      <text:p text:style-name="P1"/>
      <text:p text:style-name="P1">L = [[ l11, 0, 0],[l21,l22,0],[l31,l32,l33]]</text:p>
      <text:p text:style-name="P1">U = [[1,u12,u13],[0,1,u23],[0,0,1]]</text:p>
      <text:p text:style-name="P1"/>
      <text:p text:style-name="P1">onde :</text:p>
      <text:p text:style-name="P1"/>
      <text:p text:style-name="P1">l11 = a11 = 1, l21 = a21 = 3 , l31 = a31 = 2</text:p>
      <text:p text:style-name="P1"/>
      <text:p text:style-name="P1">u12 = a12/l11 = 1/1 = 1</text:p>
      <text:p text:style-name="P1"/>
      <text:p text:style-name="P1">u13 = a13/l11 = 1/1 = 1</text:p>
      <text:p text:style-name="P1"/>
      <text:p text:style-name="P1"><text:bookmark-start text:name="__DdeLink__0_2143114630"/>l22 = a22 – l21 * u12 = -1<text:span text:style-name="T1"> </text:span><text:span text:style-name="T2">(3*1) = -4</text:span></text:p>
      <text:p text:style-name="P5"/>
      <text:p text:style-name="P5">l32 = a32 – l31 * u12 = 0 – (2*1) = -2</text:p>
      <text:p text:style-name="P5"/>
      <text:p text:style-name="P5">u23 = (a23 – l21*u13)/l22 = (2-(3*1))/-4 = ¼</text:p>
      <text:p text:style-name="P5"/>
      <text:p text:style-name="P5">l33 = a33 – l31*u13 – l32*u23 = 2-(2*1) - (-2*1/4) =1/2<text:bookmark-end text:name="__DdeLink__0_2143114630"/></text:p>
      <text:p text:style-name="P5"/>
      <text:p text:style-name="P5">A = L.U</text:p>
      <text:p text:style-name="P5"/>
      <text:p text:style-name="P5">Logo:</text:p>
      <text:p text:style-name="P5"/>
      <text:p text:style-name="P5">L.U.X = B</text:p>
      <text:p text:style-name="P5"/>
      <text:p text:style-name="P5">L.Y = B, onde Y = U.X</text:p>
      <text:p text:style-name="P5"/>
      <text:p text:style-name="P5">Assim:</text:p>
      <text:p text:style-name="P5"/>
      <text:p text:style-name="P5">L = [[1,0,0],[3,-4,0],[2,-2,1/2]]</text:p>
      <text:p text:style-name="P6">U = [[1,1,1],[0,1,1/4],[0,0,1]]</text:p>
      <text:p text:style-name="P5">Y = [8,25/4,3] (resultante de U.X)</text:p>
      <text:p text:style-name="P5"><text:soft-page-break/>B = [8,-1,5]</text:p>
      <text:p text:style-name="P5"/>
      <text:p text:style-name="P6">Assim sendo:</text:p>
      <text:p text:style-name="P6"/>
      <text:p text:style-name="P6">U.X=Y</text:p>
      <text:p text:style-name="P6"/>
      <text:p text:style-name="P6">disto resulta:</text:p>
      <text:p text:style-name="P6"/>
      <text:p text:style-name="P6">X = [-<text:span text:style-name="T5">1/2,11/2,3</text:span>]</text:p>
      <text:p text:style-name="P6"/>
      <text:p text:style-name="P6"/>
      <text:p text:style-name="P6"/>
      <text:p text:style-name="P7">Integração numerica simples ou Quadratura</text:p>
      <text:p text:style-name="P7"/>
      <text:p text:style-name="P7"/>
      <text:p text:style-name="P8">Método dos Trapézios ou Método de Simpson(parábola)</text:p>
      <text:p text:style-name="P8"/>
      <text:p text:style-name="P8">nºtrapézios = nº intervalos = n</text:p>
      <text:p text:style-name="P8"/>
      <text:p text:style-name="P8">St = h/2 [f(a)+2*f(a+h) + 2*f(a+2*h) + 2*f(a+3*h) + ….. + 2*f(a+(n-1)*h) + f(a+n*h)] </text:p>
      <text:p text:style-name="P8"/>
      <text:p text:style-name="P4"><text:span text:style-name="T2">Ss = h/3 [f(a) + 4*f(a+h) +2*f(a+</text:span><text:span text:style-name="T3">2*h) + 4*f(a+3*h) + …. + 4*f(a+(n-1)*h) + f(a+n*h)] </text:span></text:p>
      <text:p text:style-name="P9"/>
      <text:p text:style-name="P9"/>
      <text:p text:style-name="P10">Coeficiente de Convergência (QC):</text:p>
      <text:p text:style-name="P10"/>
      <text:p text:style-name="P10">St = …. (n=4)</text:p>
      <text:p text:style-name="P10">St’ = ….. (n=4*2)</text:p>
      <text:p text:style-name="P10">St’’ = ….. (n=4*2*2)</text:p>
      <text:p text:style-name="P10"/>
      <text:p text:style-name="P10">QC = S’-S/(S’’-S’)</text:p>
      <text:p text:style-name="P10"/>
      <text:p text:style-name="P11">Método dos trapézios é de 2ª Ordem: se o coeficiente for ≃ a 4, então o passo é adequado (h’’)</text:p>
      <text:p text:style-name="P11"/>
      <text:p text:style-name="P11">Método de Simpson é de 4ª Ordem: se o coeficiente for ≃ 16, então o passo é adequado (h’’)</text:p>
      <text:p text:style-name="P11"/>
      <text:p text:style-name="P11"/>
      <text:p text:style-name="P11">Erro:</text:p>
      <text:p text:style-name="P11"/>
      <text:p text:style-name="P11">E’’ = S’’-S/k, onde k=2^ordem do metodo -1</text:p>
      <text:p text:style-name="P11"/>
      <text:p text:style-name="P11">Logo:</text:p>
      <text:p text:style-name="P11"/>
      <text:p text:style-name="P11">E’’trapz = S’’-S/3</text:p>
      <text:p text:style-name="P11">E’’simpson = S’’-S/1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4:44:34.997757178</meta:creation-date>
    <dc:date>2020-11-03T22:18:36.280620960</dc:date>
    <meta:editing-duration>PT14M2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2" meta:word-count="294" meta:character-count="1499" meta:non-whitespace-character-count="1249"/>
  </office:meta>
</office:document-meta>
</file>